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text-properties style:font-name="思源黑體 Normal" officeooo:rsid="001616a1" officeooo:paragraph-rsid="001616a1" style:font-name-asian="思源黑體 Normal" style:font-name-complex="標楷體"/>
    </style:style>
    <style:style style:name="P13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4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15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6" style:family="paragraph" style:parent-style-name="Preformatted_20_Text">
      <style:paragraph-properties fo:line-height="100%"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7" style:family="paragraph" style:parent-style-name="Preformatted_20_Text">
      <style:text-properties fo:color="#696969"/>
    </style:style>
    <style:style style:name="P18" style:family="paragraph" style:parent-style-name="Standard">
      <loext:graphic-properties draw:fill="solid" draw:fill-color="#ffffff"/>
      <style:paragraph-properties fo:break-before="page" fo:background-color="#ffffff" style:snap-to-layout-grid="false">
        <style:background-image/>
      </style:paragraph-properties>
      <style:text-properties style:use-window-font-color="true" style:font-name="Lato" fo:font-size="24pt" fo:language="en" fo:country="US" officeooo:rsid="001616a1" officeooo:paragraph-rsid="0018eaaf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19" style:family="paragraph" style:parent-style-name="Standard">
      <style:paragraph-properties fo:break-before="page"/>
      <style:text-properties style:use-window-font-color="true" style:font-name="Lato" fo:font-size="24pt" fo:language="en" fo:country="US" officeooo:rsid="001616a1" officeooo:paragraph-rsid="001616a1" style:letter-kerning="true" style:font-name-asian="思源黑體 Normal" style:font-size-asian="24pt" style:language-asian="zh" style:country-asian="TW" style:font-name-complex="標楷體" style:font-size-complex="24pt" style:language-complex="ar" style:country-complex="SA"/>
    </style:style>
    <style:style style:name="P20" style:family="paragraph" style:parent-style-name="code">
      <style:text-properties fo:color="#004a43"/>
    </style:style>
    <style:style style:name="P21" style:family="paragraph" style:parent-style-name="code">
      <style:text-properties officeooo:paragraph-rsid="002502f2"/>
    </style:style>
    <style:style style:name="P22" style:family="paragraph" style:parent-style-name="code">
      <style:text-properties officeooo:paragraph-rsid="0026b314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666616"/>
    </style:style>
    <style:style style:name="T6" style:family="text">
      <style:text-properties fo:color="#800080"/>
    </style:style>
    <style:style style:name="T7" style:family="text">
      <style:text-properties fo:color="#400000"/>
    </style:style>
    <style:style style:name="T8" style:family="text">
      <style:text-properties fo:color="#808030"/>
    </style:style>
    <style:style style:name="T9" style:family="text">
      <style:text-properties fo:color="#603000"/>
    </style:style>
    <style:style style:name="T10" style:family="text">
      <style:text-properties fo:color="#0000e6"/>
    </style:style>
    <style:style style:name="T11" style:family="text">
      <style:text-properties fo:color="#008c00"/>
    </style:style>
    <style:style style:name="T12" style:family="text">
      <style:text-properties fo:color="#008000"/>
    </style:style>
    <style:style style:name="T13" style:family="text">
      <style:text-properties fo:color="#696969"/>
    </style:style>
    <style:style style:name="T14" style:family="text">
      <style:text-properties fo:color="#696969" officeooo:rsid="0026b314"/>
    </style:style>
    <style:style style:name="T15" style:family="text">
      <style:text-properties officeooo:rsid="0019b400"/>
    </style:style>
    <style:style style:name="T16" style:family="text">
      <style:text-properties fo:color="#5555dd"/>
    </style:style>
    <style:style style:name="T17" style:family="text">
      <style:text-properties style:use-window-font-color="true" style:font-name="Lato" fo:font-size="24pt" fo:language="en" fo:country="US" style:letter-kerning="true" style:font-size-asian="24pt" style:language-asian="zh" style:country-asian="TW" style:font-size-complex="24pt" style:language-complex="ar" style:country-complex="SA"/>
    </style:style>
    <style:style style:name="T18" style:family="text">
      <style:text-properties officeooo:rsid="0022df91"/>
    </style:style>
    <style:style style:name="T19" style:family="text">
      <style:text-properties style:font-name-asian="思源黑體 Normal"/>
    </style:style>
    <style:style style:name="T20" style:family="text">
      <style:text-properties officeooo:rsid="0026b314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-left="0.254cm" fo:padding-right="0.254cm" fo:padding-top="0.127cm" fo:padding-bottom="0.127cm" fo:border="0.74pt solid #ffffff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6cm" draw:visible-area-height="1.01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三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18">3_002</text:span>.cpp <text:span text:style-name="T15">(</text:span>_ <text:span text:style-name="T15">= [A-D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5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3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4"><text:soft-page-break/>A.</text:p>
      <text:p text:style-name="P14"/>
      <text:p text:style-name="P17">//================================================================</text:p>
      <text:p text:style-name="P17">// <text:s/>PROGRAMMER <text:s/>: <text:span text:style-name="T19">潘廣霖</text:span></text:p>
      <text:p text:style-name="P17">// <text:s/>DATE <text:s text:c="7"/>: 2015-10-22</text:p>
      <text:p text:style-name="P17">// <text:s/>FILENAME <text:s text:c="3"/>: HW03A002.CPP</text:p>
      <text:p text:style-name="P17">// <text:s/>DESCRIPTION : Calculate PI using Leibniz series</text:p>
      <text:p text:style-name="P17">//================================================================</text:p>
      <text:p text:style-name="Preformatted_20_Text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algorithm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><text:span text:style-name="T1">#include</text:span><text:span text:style-name="T2">&lt;</text:span><text:span text:style-name="T4">iomanip</text:span><text:span text:style-name="T2">&gt;</text:span></text:p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 <text:span text:style-name="T6">{</text:span></text:p>
      <text:p text:style-name="code"><text:s text:c="4"/><text:span text:style-name="T13">// inaccurate after saved as <text:s text:c="6"/>11...</text:span></text:p>
      <text:p text:style-name="code"><text:s text:c="4"/><text:span text:style-name="T3">const</text:span> <text:span text:style-name="T3">double</text:span> PI <text:span text:style-name="T8">=</text:span> <text:span text:style-name="T12">3.141592653589793238463</text:span><text:span text:style-name="T6">;</text:span></text:p>
      <text:p text:style-name="code"/>
      <text:p text:style-name="code"><text:s text:c="4"/><text:span text:style-name="T13">// specify precision</text:span></text:p>
      <text:p text:style-name="code"><text:s text:c="4"/><text:span text:style-name="T9">cout</text:span> <text:span text:style-name="T8">&lt;&lt;</text:span> <text:span text:style-name="T9">setprecision</text:span><text:span text:style-name="T8">(</text:span><text:span text:style-name="T11">15</text:span><text:span text:style-name="T8">)</text:span><text:span text:style-name="T6">;</text:span></text:p>
      <text:p text:style-name="code"/>
      <text:p text:style-name="code"><text:s text:c="4"/><text:span text:style-name="T13">// print the accurate PI (in double) for comparing</text:span></text:p>
      <text:p text:style-name="code"><text:s text:c="4"/><text:span text:style-name="T13">// note the spaces inserted here is for aligning with the result</text:span></text:p>
      <text:p text:style-name="code"><text:s text:c="4"/><text:span text:style-name="T9">cout</text:span> <text:span text:style-name="T8">&lt;&lt;</text:span> <text:span text:style-name="T9">setw</text:span><text:span text:style-name="T8">(</text:span><text:span text:style-name="T11">20</text:span><text:span text:style-name="T8">)</text:span> <text:span text:style-name="T8">&lt;&lt;</text:span> right <text:span text:style-name="T8">&lt;&lt;</text:span> <text:span text:style-name="T2">"</text:span><text:span text:style-name="T10">ACCURATE PI = </text:span><text:span text:style-name="T2">"</text:span></text:p>
      <text:p text:style-name="code"><text:s text:c="9"/><text:span text:style-name="T8">&lt;&lt;</text:span> <text:span text:style-name="T9">setw</text:span><text:span text:style-name="T8">(</text:span><text:span text:style-name="T11">16</text:span><text:span text:style-name="T8">)</text:span> <text:span text:style-name="T8">&lt;&lt;</text:span> PI</text:p>
      <text:p text:style-name="code"><text:s text:c="9"/>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3">double</text:span> s <text:span text:style-name="T8">=</text:span> <text:span text:style-name="T11">0</text:span><text:span text:style-name="T6">;</text:span></text:p>
      <text:p text:style-name="code"><text:s text:c="4"/><text:span text:style-name="T3">for</text:span> <text:span text:style-name="T8">(</text:span><text:span text:style-name="T3">int</text:span> k <text:span text:style-name="T8">=</text:span> <text:span text:style-name="T11">0</text:span><text:span text:style-name="T6">;</text:span> k <text:span text:style-name="T8">&lt;=</text:span> <text:span text:style-name="T12">1e8</text:span><text:span text:style-name="T6">;</text:span> k<text:span text:style-name="T8">++)</text:span> <text:span text:style-name="T6">{</text:span></text:p>
      <text:p text:style-name="code"><text:s text:c="8"/><text:span text:style-name="T13">// 1-(k%2)*2 -- to apply negative sign if k % 2 == 1</text:span></text:p>
      <text:p text:style-name="code"><text:s text:c="8"/>s <text:span text:style-name="T8">+=</text:span> <text:span text:style-name="T11">4</text:span> <text:span text:style-name="T8">*</text:span> <text:span text:style-name="T8">(</text:span><text:span text:style-name="T12">1.0</text:span> <text:span text:style-name="T8">-</text:span> <text:span text:style-name="T8">(</text:span>k <text:span text:style-name="T8">%</text:span> <text:span text:style-name="T11">2</text:span><text:span text:style-name="T8">)</text:span> <text:span text:style-name="T8">*</text:span> <text:span text:style-name="T11">2</text:span><text:span text:style-name="T8">)</text:span> <text:span text:style-name="T8">/</text:span> <text:span text:style-name="T8">(</text:span><text:span text:style-name="T11">2</text:span> <text:span text:style-name="T8">*</text:span> k <text:span text:style-name="T8">+</text:span> <text:span text:style-name="T11">1</text:span><text:span text:style-name="T8">)</text:span><text:span text:style-name="T6">;</text:span></text:p>
      <text:p text:style-name="code"><text:s text:c="8"/><text:span text:style-name="T3">if</text:span> <text:span text:style-name="T8">(</text:span>k <text:span text:style-name="T8">==</text:span> <text:span text:style-name="T12">1e3</text:span> <text:span text:style-name="T8">||</text:span> k <text:span text:style-name="T8">==</text:span> <text:span text:style-name="T12">1e4</text:span> <text:span text:style-name="T8">||</text:span> k <text:span text:style-name="T8">==</text:span> <text:span text:style-name="T12">1e5</text:span> <text:span text:style-name="T8">||</text:span> k <text:span text:style-name="T8">==</text:span> <text:span text:style-name="T12">1e6</text:span> <text:span text:style-name="T8">||</text:span> k <text:span text:style-name="T8">==</text:span> <text:span text:style-name="T12">1e7</text:span> <text:span text:style-name="T8">||</text:span> k <text:span text:style-name="T8">==</text:span> <text:span text:style-name="T12">1e8</text:span><text:span text:style-name="T8">)</text:span> <text:span text:style-name="T6">{</text:span></text:p>
      <text:p text:style-name="code"><text:s text:c="12"/><text:span text:style-name="T9">cout</text:span> <text:span text:style-name="T8">&lt;&lt;</text:span> <text:span text:style-name="T2">"</text:span><text:span text:style-name="T10">k = </text:span><text:span text:style-name="T2">"</text:span> <text:s text:c="4"/><text:span text:style-name="T8">&lt;&lt;</text:span> <text:span text:style-name="T9">setw</text:span><text:span text:style-name="T8">(</text:span><text:span text:style-name="T11">9</text:span><text:span text:style-name="T8">)</text:span> <text:span text:style-name="T8">&lt;&lt;</text:span> k</text:p>
      <text:p text:style-name="code"><text:s text:c="17"/><text:span text:style-name="T8">&lt;&lt;</text:span> <text:span text:style-name="T2">"</text:span><text:span text:style-name="T10">, pi = </text:span><text:span text:style-name="T2">"</text:span> <text:s/><text:span text:style-name="T8">&lt;&lt;</text:span> <text:span text:style-name="T9">setw</text:span><text:span text:style-name="T8">(</text:span><text:span text:style-name="T11">16</text:span><text:span text:style-name="T8">)</text:span> <text:span text:style-name="T8">&lt;&lt;</text:span> s</text:p>
      <text:p text:style-name="code"><text:s text:c="17"/><text:span text:style-name="T8">&lt;&lt;</text:span> <text:span text:style-name="T2">"</text:span><text:span text:style-name="T10">, err = </text:span><text:span text:style-name="T2">"</text:span> <text:span text:style-name="T8">&lt;&lt;</text:span> <text:span text:style-name="T9">setw</text:span><text:span text:style-name="T8">(</text:span><text:span text:style-name="T11">16</text:span><text:span text:style-name="T8">)</text:span> <text:span text:style-name="T8">&lt;&lt;</text:span> fixed <text:span text:style-name="T8">&lt;&lt;</text:span> <text:span text:style-name="T8">(</text:span>s <text:span text:style-name="T8">-</text:span> PI<text:span text:style-name="T8">)</text:span></text:p>
      <text:p text:style-name="code"><text:s text:c="17"/><text:span text:style-name="T8">&lt;&lt;</text:span> <text:span text:style-name="T9">endl</text:span><text:span text:style-name="T6">;</text:span></text:p>
      <text:p text:style-name="code"><text:s text:c="12"/><text:span text:style-name="T13">// clear fixed flag</text:span></text:p>
      <text:p text:style-name="code"><text:s text:c="12"/><text:span text:style-name="T13">// ref: </text:span><text:span text:style-name="T16">http://stackoverflow.com/a/12094984/2281355</text:span></text:p>
      <text:p text:style-name="code"><text:s text:c="16"/><text:span text:style-name="T9">cout</text:span><text:span text:style-name="T8">.</text:span>unsetf<text:span text:style-name="T8">(</text:span><text:span text:style-name="T9">ios_base</text:span><text:span text:style-name="T6">::</text:span>fixed<text:span text:style-name="T8">)</text:span><text:span text:style-name="T6">;</text:span></text:p>
      <text:p text:style-name="code"/>
      <text:p text:style-name="code"><text:s text:c="12"/><text:span text:style-name="T3">if</text:span> <text:span text:style-name="T8">(</text:span>k <text:span text:style-name="T8">==</text:span> <text:span text:style-name="T12">1e5</text:span><text:span text:style-name="T8">)</text:span> <text:span text:style-name="T6">{</text:span></text:p>
      <text:p text:style-name="code"><text:s text:c="16"/><text:span text:style-name="T13">// print a separator</text:span></text:p>
      <text:p text:style-name="code"><text:s text:c="20"/><text:span text:style-name="T9">cout</text:span> <text:span text:style-name="T8">&lt;&lt;</text:span> <text:span text:style-name="T2">"</text:span><text:span text:style-name="T10">------</text:span><text:span text:style-name="T2">"</text:span> <text:span text:style-name="T8">&lt;&lt;</text:span> <text:span text:style-name="T9">endl</text:span><text:span text:style-name="T6">;</text:span></text:p>
      <text:p text:style-name="code"><text:s text:c="16"/><text:span text:style-name="T6">}</text:span></text:p>
      <text:p text:style-name="code"><text:s text:c="8"/><text:span text:style-name="T6">}</text:span></text:p>
      <text:p text:style-name="code"><text:s text:c="4"/><text:span text:style-name="T6">}</text:span></text:p>
      <text:p text:style-name="code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code">}</text:p>
      <text:p text:style-name="code"/>
      <text:p text:style-name="P12"><text:soft-page-break/><text:span text:style-name="T17">B.</text:span> </text:p>
      <text:p text:style-name="P12"/>
      <text:p text:style-name="code">/<text:span text:style-name="T13">/================================================================</text:span></text:p>
      <text:p text:style-name="code">// <text:s/>PROGRAMMER <text:s/>: 潘廣霖</text:p>
      <text:p text:style-name="code">// <text:s/>DATE <text:s text:c="7"/>: 2015-10-22</text:p>
      <text:p text:style-name="code">// <text:s/>FILENAME <text:s text:c="3"/>: HW03B002.CPP</text:p>
      <text:p text:style-name="code">// <text:s/>DESCRIPTION : Find all prime numbers within 1000</text:p>
      <text:p text:style-name="code">//================================================================</text:p>
      <text:p text:style-name="code"/>
      <text:p text:style-name="code">// the boundry of integers we are instrested in</text:p>
      <text:p text:style-name="P20">#define MAX 1000</text:p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1">#include</text:span><text:span text:style-name="T2">&lt;</text:span><text:span text:style-name="T4">algorithm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><text:span text:style-name="T1">#include</text:span><text:span text:style-name="T2">&lt;</text:span><text:span text:style-name="T4">iomanip</text:span><text:span text:style-name="T2">&gt;</text:span></text:p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 <text:span text:style-name="T6">{</text:span></text:p>
      <text:p text:style-name="code"><text:s text:c="4"/><text:span text:style-name="T13">// np[i] == false iff number i is prime</text:span></text:p>
      <text:p text:style-name="code"><text:s text:c="4"/><text:span text:style-name="T3">bool</text:span> np<text:span text:style-name="T8">[</text:span>MAX <text:span text:style-name="T8">+</text:span> <text:span text:style-name="T11">1</text:span><text:span text:style-name="T8">]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0</text:span><text:span text:style-name="T6">;</text:span> i <text:span text:style-name="T8">&lt;</text:span> MAX<text:span text:style-name="T6">;</text:span> i<text:span text:style-name="T8">++)</text:span> <text:span text:style-name="T6">{</text:span> np<text:span text:style-name="T8">[</text:span>i<text:span text:style-name="T8">]</text:span> <text:span text:style-name="T8">=</text:span> <text:span text:style-name="T3">false</text:span><text:span text:style-name="T6">;</text:span> <text:span text:style-name="T6">}</text:span></text:p>
      <text:p text:style-name="code"/>
      <text:p text:style-name="code"><text:s text:c="4"/><text:span text:style-name="T13">// starting from 2, remove 2*2, 2*3, ... from list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2</text:span><text:span text:style-name="T6">;</text:span> i <text:span text:style-name="T8">&lt;</text:span> MAX<text:span text:style-name="T6">;</text:span> i<text:span text:style-name="T8">++)</text:span> <text:span text:style-name="T6">{</text:span></text:p>
      <text:p text:style-name="code"><text:s text:c="8"/><text:span text:style-name="T13">// skip numbers that are already removed</text:span></text:p>
      <text:p text:style-name="code"><text:s text:c="8"/><text:span text:style-name="T3">if</text:span> <text:span text:style-name="T8">(</text:span>np<text:span text:style-name="T8">[</text:span>i<text:span text:style-name="T8">])</text:span> <text:span text:style-name="T3">continue</text:span><text:span text:style-name="T6">;</text:span></text:p>
      <text:p text:style-name="code"><text:s text:c="8"/><text:span text:style-name="T3">for</text:span> <text:span text:style-name="T8">(</text:span><text:span text:style-name="T3">int</text:span> j <text:span text:style-name="T8">=</text:span> <text:span text:style-name="T11">2</text:span> <text:span text:style-name="T8">*</text:span> i<text:span text:style-name="T6">;</text:span> j <text:span text:style-name="T8">&lt;</text:span> MAX<text:span text:style-name="T6">;</text:span> j <text:span text:style-name="T8">+=</text:span> i<text:span text:style-name="T8">)</text:span> <text:span text:style-name="T6">{</text:span></text:p>
      <text:p text:style-name="code"><text:s text:c="12"/>np<text:span text:style-name="T8">[</text:span>j<text:span text:style-name="T8">]</text:span> <text:span text:style-name="T8">=</text:span> <text:span text:style-name="T3">true</text:span><text:span text:style-name="T6">;</text:span></text:p>
      <text:p text:style-name="code"><text:s text:c="8"/><text:span text:style-name="T6">}</text:span></text:p>
      <text:p text:style-name="code"><text:s text:c="4"/><text:span text:style-name="T6">}</text:span></text:p>
      <text:p text:style-name="code"/>
      <text:p text:style-name="code"><text:s text:c="4"/><text:span text:style-name="T9">cout</text:span> <text:span text:style-name="T8">&lt;&lt;</text:span> <text:span text:style-name="T2">"</text:span><text:span text:style-name="T10">PRIME TABLE: </text:span><text:span text:style-name="T2">"</text:span> <text:span text:style-name="T8">&lt;&lt;</text:span> <text:span text:style-name="T9">endl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2</text:span><text:span text:style-name="T8">,</text:span> cnt <text:span text:style-name="T8">=</text:span> <text:span text:style-name="T11">0</text:span><text:span text:style-name="T6">;</text:span> i <text:span text:style-name="T8">&lt;</text:span> MAX<text:span text:style-name="T6">;</text:span> i<text:span text:style-name="T8">++)</text:span> <text:span text:style-name="T6">{</text:span></text:p>
      <text:p text:style-name="code"><text:s text:c="8"/><text:span text:style-name="T3">if</text:span> <text:span text:style-name="T8">(!</text:span>np<text:span text:style-name="T8">[</text:span>i<text:span text:style-name="T8">])</text:span> <text:span text:style-name="T6">{</text:span></text:p>
      <text:p text:style-name="code"><text:s text:c="12"/><text:span text:style-name="T9">cout</text:span> <text:span text:style-name="T8">&lt;&lt;</text:span> <text:span text:style-name="T9">setw</text:span><text:span text:style-name="T8">(</text:span><text:span text:style-name="T11">5</text:span><text:span text:style-name="T8">)</text:span> <text:span text:style-name="T8">&lt;&lt;</text:span> i <text:span text:style-name="T8">&lt;&lt;</text:span> <text:span text:style-name="T2">"</text:span><text:span text:style-name="T10"> </text:span><text:span text:style-name="T2">"</text:span><text:span text:style-name="T6">;</text:span></text:p>
      <text:p text:style-name="code"><text:s text:c="12"/>cnt<text:span text:style-name="T8">++</text:span><text:span text:style-name="T6">;</text:span></text:p>
      <text:p text:style-name="code"><text:s text:c="12"/><text:span text:style-name="T3">if</text:span> <text:span text:style-name="T8">(</text:span>cnt <text:span text:style-name="T8">%</text:span> <text:span text:style-name="T11">12</text:span> <text:span text:style-name="T8">==</text:span> <text:span text:style-name="T11">0</text:span><text:span text:style-name="T8">)</text:span> <text:span text:style-name="T6">{</text:span></text:p>
      <text:p text:style-name="code"><text:s text:c="16"/><text:span text:style-name="T9">cout</text:span> <text:span text:style-name="T8">&lt;&lt;</text:span> <text:span text:style-name="T9">endl</text:span><text:span text:style-name="T6">;</text:span></text:p>
      <text:p text:style-name="code"><text:s text:c="12"/><text:span text:style-name="T6">}</text:span></text:p>
      <text:p text:style-name="code"><text:s text:c="8"/><text:span text:style-name="T6">}</text:span></text:p>
      <text:p text:style-name="code"><text:s text:c="4"/><text:span text:style-name="T6">}</text:span></text:p>
      <text:p text:style-name="code"/>
      <text:p text:style-name="code"><text:s text:c="4"/><text:span text:style-name="T9">cout</text:span>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9">cout</text:span> <text:span text:style-name="T8">&lt;&lt;</text:span> <text:span text:style-name="T2">"</text:span><text:span text:style-name="T10">TWIN PRIMES:</text:span><text:span text:style-name="T2">"</text:span> <text:span text:style-name="T8">&lt;&lt;</text:span> <text:span text:style-name="T9">endl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4</text:span><text:span text:style-name="T8">,</text:span> cnt <text:span text:style-name="T8">=</text:span> <text:span text:style-name="T11">0</text:span><text:span text:style-name="T6">;</text:span> i <text:span text:style-name="T8">&lt;</text:span> MAX<text:span text:style-name="T6">;</text:span> i<text:span text:style-name="T8">++)</text:span> <text:span text:style-name="T6">{</text:span></text:p>
      <text:p text:style-name="code"><text:s text:c="8"/><text:span text:style-name="T3">if</text:span> <text:span text:style-name="T8">(!</text:span>np<text:span text:style-name="T8">[</text:span>i<text:span text:style-name="T8">]</text:span> <text:span text:style-name="T8">&amp;&amp;</text:span> <text:span text:style-name="T8">!</text:span>np<text:span text:style-name="T8">[</text:span>i<text:span text:style-name="T8">-</text:span><text:span text:style-name="T11">2</text:span><text:span text:style-name="T8">])</text:span> <text:span text:style-name="T6">{</text:span></text:p>
      <text:p text:style-name="code"><text:s text:c="12"/><text:span text:style-name="T9">cout</text:span> <text:span text:style-name="T8">&lt;&lt;</text:span> <text:span text:style-name="T2">"</text:span><text:span text:style-name="T10">(</text:span><text:span text:style-name="T2">"</text:span></text:p>
      <text:p text:style-name="code"><text:soft-page-break/><text:s text:c="17"/><text:span text:style-name="T8">&lt;&lt;</text:span> <text:span text:style-name="T9">setw</text:span><text:span text:style-name="T8">(</text:span><text:span text:style-name="T11">3</text:span><text:span text:style-name="T8">)</text:span> <text:span text:style-name="T8">&lt;&lt;</text:span> <text:span text:style-name="T8">(</text:span>i <text:span text:style-name="T8">-</text:span> <text:span text:style-name="T11">2</text:span><text:span text:style-name="T8">)</text:span></text:p>
      <text:p text:style-name="code"><text:s text:c="17"/><text:span text:style-name="T8">&lt;&lt;</text:span> <text:span text:style-name="T2">"</text:span><text:span text:style-name="T10">, </text:span><text:span text:style-name="T2">"</text:span></text:p>
      <text:p text:style-name="code"><text:s text:c="17"/><text:span text:style-name="T8">&lt;&lt;</text:span> <text:span text:style-name="T9">setw</text:span><text:span text:style-name="T8">(</text:span><text:span text:style-name="T11">3</text:span><text:span text:style-name="T8">)</text:span> <text:span text:style-name="T8">&lt;&lt;</text:span> i</text:p>
      <text:p text:style-name="code"><text:s text:c="17"/><text:span text:style-name="T8">&lt;&lt;</text:span> <text:span text:style-name="T2">"</text:span><text:span text:style-name="T10">) <text:s/></text:span><text:span text:style-name="T2">"</text:span><text:span text:style-name="T6">;</text:span></text:p>
      <text:p text:style-name="code"><text:s text:c="12"/>cnt<text:span text:style-name="T8">++</text:span><text:span text:style-name="T6">;</text:span></text:p>
      <text:p text:style-name="code"><text:s text:c="12"/><text:span text:style-name="T3">if</text:span> <text:span text:style-name="T8">(</text:span>cnt <text:span text:style-name="T8">%</text:span> <text:span text:style-name="T11">6</text:span> <text:span text:style-name="T8">==</text:span> <text:span text:style-name="T11">0</text:span><text:span text:style-name="T8">)</text:span> <text:span text:style-name="T6">{</text:span></text:p>
      <text:p text:style-name="code"><text:s text:c="16"/><text:span text:style-name="T9">cout</text:span> <text:span text:style-name="T8">&lt;&lt;</text:span> <text:span text:style-name="T9">endl</text:span><text:span text:style-name="T6">;</text:span></text:p>
      <text:p text:style-name="code"><text:s text:c="12"/><text:span text:style-name="T6">}</text:span></text:p>
      <text:p text:style-name="code"><text:s text:c="8"/><text:span text:style-name="T6">}</text:span></text:p>
      <text:p text:style-name="code"><text:s text:c="4"/><text:span text:style-name="T6">}</text:span></text:p>
      <text:p text:style-name="code"/>
      <text:p text:style-name="code"><text:s text:c="4"/><text:span text:style-name="T9">cout</text:span>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code">}</text:p>
      <text:p text:style-name="code"/>
      <text:p text:style-name="P16"/>
      <text:p text:style-name="P19">C.</text:p>
      <text:p text:style-name="code">//================================================================</text:p>
      <text:p text:style-name="code">// <text:s/>PROGRAMMER <text:s/>: 潘廣霖</text:p>
      <text:p text:style-name="code">// <text:s/>DATE <text:s text:c="7"/>: 2015-10-22</text:p>
      <text:p text:style-name="code">// <text:s/>FILENAME <text:s text:c="3"/>: HW03C002.CPP</text:p>
      <text:p text:style-name="code">// <text:s/>DESCRIPTION : Simulate a traditional 12-key dialer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 <text:span text:style-name="T6">{</text:span></text:p>
      <text:p text:style-name="code"><text:s text:c="4"/><text:span text:style-name="T9">string</text:span> keys<text:span text:style-name="T8">[</text:span><text:span text:style-name="T11">10</text:span><text:span text:style-name="T8">]</text:span> <text:span text:style-name="T8">=</text:span> <text:span text:style-name="T6">{</text:span><text:span text:style-name="T2">""</text:span><text:span text:style-name="T8">,</text:span></text:p>
      <text:p text:style-name="code"><text:s text:c="8"/><text:span text:style-name="T2">"</text:span><text:span text:style-name="T10"> </text:span><text:span text:style-name="T2">"</text:span><text:span text:style-name="T8">,</text:span> <text:s text:c="3"/><text:span text:style-name="T2">"</text:span><text:span text:style-name="T10">ABC</text:span><text:span text:style-name="T2">"</text:span><text:span text:style-name="T8">,</text:span> <text:span text:style-name="T2">"</text:span><text:span text:style-name="T10">DEF</text:span><text:span text:style-name="T2">"</text:span><text:span text:style-name="T8">,</text:span></text:p>
      <text:p text:style-name="code"><text:s text:c="8"/><text:span text:style-name="T2">"</text:span><text:span text:style-name="T10">GHI</text:span><text:span text:style-name="T2">"</text:span><text:span text:style-name="T8">,</text:span> <text:s/><text:span text:style-name="T2">"</text:span><text:span text:style-name="T10">JKL</text:span><text:span text:style-name="T2">"</text:span><text:span text:style-name="T8">,</text:span> <text:span text:style-name="T2">"</text:span><text:span text:style-name="T10">MNO</text:span><text:span text:style-name="T2">"</text:span><text:span text:style-name="T8">,</text:span></text:p>
      <text:p text:style-name="code"><text:s text:c="8"/><text:span text:style-name="T2">"</text:span><text:span text:style-name="T10">PQRS</text:span><text:span text:style-name="T2">"</text:span><text:span text:style-name="T8">,</text:span> <text:span text:style-name="T2">"</text:span><text:span text:style-name="T10">TUV</text:span><text:span text:style-name="T2">"</text:span><text:span text:style-name="T8">,</text:span> <text:span text:style-name="T2">"</text:span><text:span text:style-name="T10">WXYZ</text:span><text:span text:style-name="T2">"</text:span></text:p>
      <text:p text:style-name="code"><text:s text:c="4"/><text:span text:style-name="T6">};</text:span></text:p>
      <text:p text:style-name="code"/>
      <text:p text:style-name="code"><text:s text:c="4"/><text:span text:style-name="T9">string</text:span> output<text:span text:style-name="T6">;</text:span></text:p>
      <text:p text:style-name="code"><text:s text:c="4"/><text:span text:style-name="T3">int</text:span> prev <text:span text:style-name="T8">=</text:span> <text:span text:style-name="T11">0</text:span><text:span text:style-name="T8">,</text:span> cnt <text:span text:style-name="T8">=</text:span> <text:span text:style-name="T11">0</text:span><text:span text:style-name="T8">,</text:span> c<text:span text:style-name="T6">;</text:span></text:p>
      <text:p text:style-name="code"><text:s text:c="4"/><text:span text:style-name="T3">char</text:span> tok<text:span text:style-name="T6">;</text:span></text:p>
      <text:p text:style-name="code"><text:s text:c="4"/><text:span text:style-name="T3">while</text:span><text:span text:style-name="T8">(</text:span><text:span text:style-name="T9">cin</text:span> <text:span text:style-name="T8">&gt;&gt;</text:span> tok<text:span text:style-name="T8">)</text:span> <text:span text:style-name="T6">{</text:span></text:p>
      <text:p text:style-name="code"><text:s text:c="8"/>c <text:span text:style-name="T8">=</text:span> tok <text:span text:style-name="T8">-</text:span> <text:span text:style-name="T10">'0'</text:span><text:span text:style-name="T6">;</text:span></text:p>
      <text:p text:style-name="code"><text:s text:c="8"/><text:span text:style-name="T3">if</text:span> <text:span text:style-name="T8">(!</text:span>prev <text:span text:style-name="T8">&amp;&amp;</text:span> <text:span text:style-name="T8">!</text:span>c<text:span text:style-name="T8">)</text:span> <text:span text:style-name="T6">{</text:span></text:p>
      <text:p text:style-name="code"><text:s text:c="12"/><text:span text:style-name="T3">break</text:span><text:span text:style-name="T6">;</text:span></text:p>
      <text:p text:style-name="code"><text:s text:c="8"/><text:span text:style-name="T6">}</text:span> <text:span text:style-name="T3">else</text:span> <text:span text:style-name="T3">if</text:span> <text:span text:style-name="T8">(</text:span>prev <text:span text:style-name="T8">==</text:span> c<text:span text:style-name="T8">)</text:span> <text:span text:style-name="T6">{</text:span></text:p>
      <text:p text:style-name="P22"><text:span text:style-name="T13"><text:s text:c="12"/>// </text:span><text:span text:style-name="T14">the same key as previous one</text:span></text:p>
      <text:p text:style-name="code"><text:s text:c="12"/>cnt<text:span text:style-name="T8">++</text:span><text:span text:style-name="T6">;</text:span></text:p>
      <text:p text:style-name="code"><text:s text:c="8"/><text:span text:style-name="T6">}</text:span> <text:span text:style-name="T3">else</text:span> <text:span text:style-name="T3">if</text:span> <text:span text:style-name="T8">(</text:span>prev <text:span text:style-name="T8">!=</text:span> <text:span text:style-name="T11">0</text:span><text:span text:style-name="T8">)</text:span> <text:span text:style-name="T6">{</text:span></text:p>
      <text:p text:style-name="P22"><text:s text:c="12"/><text:span text:style-name="T13">// </text:span><text:span text:style-name="T14">flush it</text:span><text:line-break/> <text:s text:c="10"/>output <text:span text:style-name="T8">+=</text:span> keys<text:span text:style-name="T8">[</text:span>prev<text:span text:style-name="T8">][</text:span>cnt <text:span text:style-name="T8">%</text:span> keys<text:span text:style-name="T8">[</text:span>prev<text:span text:style-name="T8">].</text:span>length<text:span text:style-name="T8">()]</text:span><text:span text:style-name="T6">;</text:span></text:p>
      <text:p text:style-name="code"><text:s text:c="12"/>cnt <text:span text:style-name="T8">=</text:span> <text:span text:style-name="T11">0</text:span><text:span text:style-name="T6">;</text:span></text:p>
      <text:p text:style-name="code"><text:s text:c="12"/>prev <text:span text:style-name="T8">=</text:span> <text:span text:style-name="T11">0</text:span><text:span text:style-name="T6">;</text:span></text:p>
      <text:p text:style-name="code"><text:s text:c="8"/><text:span text:style-name="T6">}</text:span></text:p>
      <text:p text:style-name="code"><text:s text:c="8"/>prev <text:span text:style-name="T8">=</text:span> c<text:span text:style-name="T6">;</text:span></text:p>
      <text:p text:style-name="code"><text:s text:c="4"/><text:span text:style-name="T6">}</text:span></text:p>
      <text:p text:style-name="code"><text:s text:c="4"/><text:span text:style-name="T9">cout</text:span> <text:span text:style-name="T8">&lt;&lt;</text:span> output <text:span text:style-name="T8">&lt;&lt;</text:span> <text:span text:style-name="T9">endl</text:span><text:span text:style-name="T6">;</text:span></text:p>
      <text:p text:style-name="code"/>
      <text:p text:style-name="code"><text:s text:c="4"/><text:span text:style-name="T9">cin</text:span><text:span text:style-name="T8">.</text:span>get<text:span text:style-name="T8">()</text:span><text:span text:style-name="T6">;</text:span></text:p>
      <text:p text:style-name="code">}</text:p>
      <text:p text:style-name="code"/>
      <text:p text:style-name="P18">D.</text:p>
      <text:p text:style-name="code">//================================================================</text:p>
      <text:p text:style-name="P21">// <text:s/>PROGRAMMER <text:s/>: 潘廣霖</text:p>
      <text:p text:style-name="code">// <text:s/>DATE <text:s text:c="7"/>: 2015-10-22</text:p>
      <text:p text:style-name="code">// <text:s/>FILENAME <text:s text:c="3"/>: HW03D002.CPP</text:p>
      <text:p text:style-name="code">// <text:s/>DESCRIPTION : GCD table of number 1 to 20</text:p>
      <text:p text:style-name="code">//================================================================</text:p>
      <text:p text:style-name="code"/>
      <text:p text:style-name="code"><text:span text:style-name="T1">#include </text:span><text:span text:style-name="T2">"</text:span><text:span text:style-name="T4">stdafx.h</text:span><text:span text:style-name="T2">"</text:span></text:p>
      <text:p text:style-name="code"><text:span text:style-name="T1">#include</text:span><text:span text:style-name="T2">&lt;</text:span><text:span text:style-name="T4">iostream</text:span><text:span text:style-name="T2">&gt;</text:span></text:p>
      <text:p text:style-name="code"><text:span text:style-name="T1">#include</text:span><text:span text:style-name="T2">&lt;</text:span><text:span text:style-name="T4">iomanip</text:span><text:span text:style-name="T2">&gt;</text:span></text:p>
      <text:p text:style-name="code"><text:span text:style-name="T1">#include</text:span><text:span text:style-name="T2">&lt;</text:span><text:span text:style-name="T4">cstdlib</text:span><text:span text:style-name="T2">&gt;</text:span></text:p>
      <text:p text:style-name="code"/>
      <text:p text:style-name="code"><text:span text:style-name="T3">using</text:span> <text:span text:style-name="T3">namespace</text:span> <text:span text:style-name="T5">std</text:span><text:span text:style-name="T6">;</text:span></text:p>
      <text:p text:style-name="code"/>
      <text:p text:style-name="code">// my favorite GCD implementation</text:p>
      <text:p text:style-name="code"><text:span text:style-name="T3">int</text:span> gcd<text:span text:style-name="T8">(</text:span><text:span text:style-name="T3">int</text:span> a<text:span text:style-name="T8">,</text:span> <text:span text:style-name="T3">int</text:span> b<text:span text:style-name="T8">)</text:span> <text:span text:style-name="T6">{</text:span></text:p>
      <text:p text:style-name="code"><text:s text:c="4"/><text:span text:style-name="T3">return</text:span> a <text:span text:style-name="T6">?</text:span> gcd<text:span text:style-name="T8">(</text:span>b<text:span text:style-name="T8">%</text:span>a<text:span text:style-name="T8">,</text:span> a<text:span text:style-name="T8">)</text:span> <text:span text:style-name="T6">:</text:span> b<text:span text:style-name="T6">;</text:span></text:p>
      <text:p text:style-name="code">}</text:p>
      <text:p text:style-name="code"/>
      <text:p text:style-name="code"/>
      <text:p text:style-name="code"><text:span text:style-name="T3">int</text:span> <text:span text:style-name="T7">main</text:span><text:span text:style-name="T8">(</text:span><text:span text:style-name="T3">int</text:span> argc<text:span text:style-name="T8">,</text:span> _TCHAR<text:span text:style-name="T8">*</text:span> argv<text:span text:style-name="T8">[])</text:span> <text:span text:style-name="T6">{</text:span></text:p>
      <text:p text:style-name="code"/>
      <text:p text:style-name="code"><text:s text:c="4"/><text:span text:style-name="T13">// table header</text:span></text:p>
      <text:p text:style-name="code"><text:s text:c="4"/><text:span text:style-name="T9">cout</text:span> <text:span text:style-name="T8">&lt;&lt;</text:span> <text:span text:style-name="T9">setw</text:span><text:span text:style-name="T8">(</text:span><text:span text:style-name="T11">6</text:span><text:span text:style-name="T8">)</text:span> <text:span text:style-name="T8">&lt;&lt;</text:span> <text:span text:style-name="T2">""</text:span><text:span text:style-name="T6">;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 <text:span text:style-name="T8">&lt;=</text:span> <text:span text:style-name="T11">20</text:span><text:span text:style-name="T6">;</text:span> i<text:span text:style-name="T8">++)</text:span> <text:span text:style-name="T6">{</text:span></text:p>
      <text:p text:style-name="code"><text:s text:c="8"/><text:span text:style-name="T9">cout</text:span> <text:span text:style-name="T8">&lt;&lt;</text:span> <text:span text:style-name="T9">setw</text:span><text:span text:style-name="T8">(</text:span><text:span text:style-name="T11">3</text:span><text:span text:style-name="T8">)</text:span> <text:span text:style-name="T8">&lt;&lt;</text:span> right <text:span text:style-name="T8">&lt;&lt;</text:span> i<text:span text:style-name="T6">;</text:span></text:p>
      <text:p text:style-name="code"><text:s text:c="4"/><text:span text:style-name="T6">}</text:span></text:p>
      <text:p text:style-name="code"/>
      <text:p text:style-name="code"><text:s text:c="4"/><text:span text:style-name="T13">// horizonal line</text:span></text:p>
      <text:p text:style-name="code"><text:s text:c="4"/><text:span text:style-name="T9">cout</text:span> <text:span text:style-name="T8">&lt;&lt;</text:span> <text:span text:style-name="T9">endl</text:span></text:p>
      <text:p text:style-name="code"><text:s text:c="9"/><text:span text:style-name="T8">&lt;&lt;</text:span> <text:span text:style-name="T9">setw</text:span><text:span text:style-name="T8">(</text:span><text:span text:style-name="T11">68</text:span><text:span text:style-name="T8">)</text:span> <text:span text:style-name="T8">&lt;&lt;</text:span> <text:span text:style-name="T9">setfill</text:span><text:span text:style-name="T8">(</text:span><text:span text:style-name="T10">'='</text:span><text:span text:style-name="T8">)</text:span> <text:span text:style-name="T8">&lt;&lt;</text:span> <text:span text:style-name="T2">""</text:span></text:p>
      <text:p text:style-name="code"><text:s text:c="9"/><text:span text:style-name="T8">&lt;&lt;</text:span> <text:span text:style-name="T9">endl</text:span><text:span text:style-name="T6">;</text:span></text:p>
      <text:p text:style-name="code"><text:s text:c="4"/><text:span text:style-name="T9">cout</text:span> <text:span text:style-name="T8">&lt;&lt;</text:span> <text:span text:style-name="T9">setfill</text:span><text:span text:style-name="T8">(</text:span><text:span text:style-name="T10">' '</text:span><text:span text:style-name="T8">)</text:span><text:span text:style-name="T6">;</text:span></text:p>
      <text:p text:style-name="code"/>
      <text:p text:style-name="code"><text:s text:c="4"/><text:span text:style-name="T13">// table body</text:span></text:p>
      <text:p text:style-name="code"><text:s text:c="4"/><text:span text:style-name="T3">for</text:span> <text:span text:style-name="T8">(</text:span><text:span text:style-name="T3">int</text:span> i <text:span text:style-name="T8">=</text:span> <text:span text:style-name="T11">1</text:span><text:span text:style-name="T6">;</text:span> i <text:span text:style-name="T8">&lt;=</text:span> <text:span text:style-name="T11">20</text:span><text:span text:style-name="T6">;</text:span> i<text:span text:style-name="T8">++)</text:span> <text:span text:style-name="T6">{</text:span></text:p>
      <text:p text:style-name="code"><text:s text:c="8"/><text:span text:style-name="T9">cout</text:span> <text:span text:style-name="T8">&lt;&lt;</text:span> <text:span text:style-name="T9">setw</text:span><text:span text:style-name="T8">(</text:span><text:span text:style-name="T11">3</text:span><text:span text:style-name="T8">)</text:span> <text:span text:style-name="T8">&lt;&lt;</text:span> right <text:span text:style-name="T8">&lt;&lt;</text:span> i</text:p>
      <text:p text:style-name="code"><text:s text:c="13"/><text:span text:style-name="T8">&lt;&lt;</text:span> <text:span text:style-name="T2">"</text:span><text:span text:style-name="T10"> | </text:span><text:span text:style-name="T2">"</text:span><text:span text:style-name="T6">;</text:span></text:p>
      <text:p text:style-name="code"><text:s text:c="8"/><text:span text:style-name="T3">for</text:span> <text:span text:style-name="T8">(</text:span><text:span text:style-name="T3">int</text:span> j <text:span text:style-name="T8">=</text:span> <text:span text:style-name="T11">1</text:span><text:span text:style-name="T6">;</text:span> j <text:span text:style-name="T8">&lt;=</text:span> <text:span text:style-name="T11">20</text:span><text:span text:style-name="T6">;</text:span> j<text:span text:style-name="T8">++)</text:span> <text:span text:style-name="T6">{</text:span></text:p>
      <text:p text:style-name="code"><text:s text:c="12"/><text:span text:style-name="T9">cout</text:span> <text:span text:style-name="T8">&lt;&lt;</text:span> <text:span text:style-name="T9">setw</text:span><text:span text:style-name="T8">(</text:span><text:span text:style-name="T11">3</text:span><text:span text:style-name="T8">)</text:span> <text:span text:style-name="T8">&lt;&lt;</text:span> right <text:span text:style-name="T8">&lt;&lt;</text:span> gcd<text:span text:style-name="T8">(</text:span>i<text:span text:style-name="T8">,</text:span> j<text:span text:style-name="T8">)</text:span><text:span text:style-name="T6">;</text:span></text:p>
      <text:p text:style-name="code"><text:s text:c="8"/><text:span text:style-name="T6">}</text:span></text:p>
      <text:p text:style-name="code"><text:s text:c="8"/><text:span text:style-name="T9">cout</text:span> <text:span text:style-name="T8">&lt;&lt;</text:span> <text:span text:style-name="T9">endl</text:span><text:span text:style-name="T6">;</text:span></text:p>
      <text:p text:style-name="code"><text:s text:c="4"/><text:span text:style-name="T6">}</text:span></text:p>
      <text:p text:style-name="code"/>
      <text:p text:style-name="code"/>
      <text:p text:style-name="code"><text:s text:c="4"/><text:span text:style-name="T9">system</text:span><text:span text:style-name="T8">(</text:span><text:span text:style-name="T2">"</text:span><text:span text:style-name="T10">pause</text:span><text:span text:style-name="T2">"</text:span><text:span text:style-name="T8">)</text:span><text:span text:style-name="T6">;</text:span></text:p>
      <text:p text:style-name="code">}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0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-left="0.254cm" fo:padding-right="0.254cm" fo:padding-top="0.127cm" fo:padding-bottom="0.127cm" fo:border="0.74pt solid #ffffff">
        <style:background-image/>
      </style:graphic-properties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6cm" draw:visible-area-height="1.013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5"><draw:text-box><text:p text:style-name="MP2"><draw:frame draw:style-name="Mfr2" draw:name="物件1" text:anchor-type="as-char" svg:width="1.099cm" svg:height="0.889cm" draw:z-index="11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0-28T03:14:20.608203243</dc:date>
    <meta:editing-cycles>17</meta:editing-cycles>
    <meta:editing-duration>P2171DT9H58M7S</meta:editing-duration>
    <meta:generator>LibreOffice/4.4.2.2$Linux_X86_64 LibreOffice_project/40m0$Build-2</meta:generator>
    <meta:document-statistic meta:table-count="2" meta:image-count="0" meta:object-count="1" meta:page-count="6" meta:paragraph-count="200" meta:word-count="886" meta:character-count="5217" meta:non-whitespace-character-count="3616"/>
  </office:meta>
</office:document-meta>
</file>